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86000000FB25011A9E.png" manifest:media-type="image/png"/>
  <manifest:file-entry manifest:full-path="Pictures/1000020100000180000000E3B56A633D.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10"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6"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7"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21"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22" style:family="paragraph" style:parent-style-name="Standard" style:list-style-name="WW8Num6">
      <style:text-properties fo:font-size="12pt" fo:language="es" fo:country="ES" style:text-underline-style="none" style:font-size-asian="12pt" style:font-size-complex="12pt"/>
    </style:style>
    <style:style style:name="P23" style:family="paragraph" style:parent-style-name="Standard" style:list-style-name="WW8Num6"/>
    <style:style style:name="P24" style:family="paragraph" style:parent-style-name="Standard">
      <style:paragraph-properties fo:text-align="justify" style:justify-single-word="false"/>
    </style:style>
    <style:style style:name="P25" style:family="paragraph" style:parent-style-name="Standard" style:list-style-name="WW8Num7">
      <style:paragraph-properties fo:text-align="justify" style:justify-single-word="false"/>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0pt" style:font-size-asian="10pt" style:font-size-complex="10pt"/>
    </style:style>
    <style:style style:name="P29"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31" style:family="paragraph" style:parent-style-name="Standard">
      <style:paragraph-properties fo:margin-top="0cm" fo:margin-bottom="0.499cm"/>
      <style:text-properties style:font-name="Times New Roman" fo:font-size="10pt" style:font-size-asian="10pt" style:font-size-complex="10pt"/>
    </style:style>
    <style:style style:name="P32"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3" style:family="paragraph" style:parent-style-name="Preformatted_20_Text">
      <style:paragraph-properties fo:text-align="justify" style:justify-single-word="false"/>
    </style:style>
    <style:style style:name="P34" style:family="paragraph" style:parent-style-name="Preformatted_20_Text">
      <style:text-properties style:font-name="Times New Roman"/>
    </style:style>
    <style:style style:name="P35" style:family="paragraph" style:parent-style-name="Preformatted_20_Text">
      <style:paragraph-properties fo:text-align="justify" style:justify-single-word="false"/>
      <style:text-properties style:font-name="Times New Roman"/>
    </style:style>
    <style:style style:name="P36" style:family="paragraph" style:parent-style-name="Preformatted_20_Text">
      <style:text-properties style:font-name="Times New Roman" fo:font-size="10pt" style:font-size-asian="10pt" style:font-size-complex="10pt"/>
    </style:style>
    <style:style style:name="P37"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8" style:family="paragraph" style:parent-style-name="Preformatted_20_Text">
      <style:paragraph-properties fo:margin-top="0cm" fo:margin-bottom="0.499cm"/>
    </style:style>
    <style:style style:name="P39" style:family="paragraph" style:parent-style-name="Preformatted_20_Text">
      <style:paragraph-properties fo:margin-top="0cm" fo:margin-bottom="0.499cm"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0" style:family="paragraph" style:parent-style-name="Preformatted_20_Text">
      <style:paragraph-properties fo:margin-top="0cm" fo:margin-bottom="0.499cm"/>
      <style:text-properties style:font-name="Times New Roman"/>
    </style:style>
    <style:style style:name="P41" style:family="paragraph" style:parent-style-name="Preformatted_20_Text">
      <style:paragraph-properties fo:margin-top="0cm" fo:margin-bottom="0.499cm"/>
      <style:text-properties style:font-name="Times New Roman" fo:font-size="10pt" style:font-size-asian="10pt" style:font-size-complex="10pt"/>
    </style:style>
    <style:style style:name="P42"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43"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44" style:family="paragraph" style:parent-style-name="Preformatted_20_Text">
      <style:paragraph-properties fo:margin-top="0cm" fo:margin-bottom="0.499cm"/>
      <style:text-properties fo:font-size="10pt" style:font-size-asian="10pt" style:font-size-complex="10pt"/>
    </style:style>
    <style:style style:name="P45" style:family="paragraph" style:parent-style-name="Preformatted_20_Text">
      <style:paragraph-properties fo:margin-top="0cm" fo:margin-bottom="0.499cm" fo:text-align="justify" style:justify-single-word="false"/>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style:style style:name="T3" style:family="text">
      <style:text-properties fo:font-size="12pt" fo:language="es" fo:country="ES" style:text-underline-style="none" style:font-size-asian="12pt" style:font-size-complex="12pt"/>
    </style:style>
    <style:style style:name="T4" style:family="text">
      <style:text-properties fo:font-size="12pt" fo:language="es" fo:country="ES" style:text-underline-style="none" fo:font-weight="bold" style:font-size-asian="12pt" style:font-weight-asian="bold" style:font-size-complex="12pt" style:font-weight-complex="bold"/>
    </style:style>
    <style:style style:name="T5" style:family="text">
      <style:text-properties fo:font-size="12pt" fo:language="es" fo:country="ES" style:text-underline-style="none" fo:font-weight="normal" style:font-size-asian="12pt" style:font-weight-asian="normal" style:font-size-complex="12pt" style:font-weight-complex="normal"/>
    </style:style>
    <style:style style:name="T6" style:family="text">
      <style:text-properties fo:font-size="12pt" fo:language="es" fo:country="ES" style:text-underline-style="none" fo:font-weight="normal" style:font-size-asian="10.5pt" style:font-weight-asian="normal" style:font-size-complex="12pt" style:font-weight-complex="normal"/>
    </style:style>
    <style:style style:name="T7" style:family="text">
      <style:text-properties fo:font-size="12pt" style:text-underline-style="none"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4pt" style:font-size-asian="14pt" style:font-size-complex="14pt"/>
    </style:style>
    <style:style style:name="T10" style:family="text">
      <style:text-properties fo:font-size="14pt" style:text-underline-style="solid" style:text-underline-width="auto" style:text-underline-color="font-color"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font-size-asian="12pt"/>
    </style:style>
    <style:style style:name="T14" style:family="text">
      <style:text-properties fo:font-size="10pt" fo:language="es" fo:country="ES" style:text-underline-style="none" fo:font-weight="normal" style:font-size-asian="10pt" style:font-weight-asian="normal" style:font-size-complex="10pt" style:font-weight-complex="normal"/>
    </style:style>
    <style:style style:name="T15" style:family="text">
      <style:text-properties style:font-name="Times New Roman"/>
    </style:style>
    <style:style style:name="T16"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17"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18" style:family="text">
      <style:text-properties style:font-name="Times New Roman" fo:font-size="12pt" style:font-size-asian="12pt" style:font-size-complex="12pt"/>
    </style:style>
    <style:style style:name="T19" style:family="text">
      <style:text-properties style:font-name="Times New Roman" fo:font-size="12pt" style:font-size-asian="10.5pt" style:font-size-complex="12pt"/>
    </style:style>
    <style:style style:name="T20"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1" style:family="text">
      <style:text-properties style:font-name="Times New Roman" fo:font-size="10pt" style:font-size-asian="10pt" style:font-size-complex="10pt"/>
    </style:style>
    <style:style style:name="T22" style:family="text">
      <style:text-properties style:font-name="Times New Roman" fo:language="es" fo:country="ES" style:text-underline-style="none" fo:font-weight="normal" style:font-weight-asian="normal" style:font-weight-complex="normal"/>
    </style:style>
    <style:style style:name="T23" style:family="text">
      <style:text-properties fo:language="es" fo:country="ES" style:text-underline-style="none" fo:font-weight="normal" style:font-weight-asian="normal" style:font-weight-complex="normal"/>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05431893" text:style-name="WW8Num1">
        <text:list-item>
          <text:list>
            <text:list-item>
              <text:list>
                <text:list-item>
                  <text:list>
                    <text:list-item>
                      <text:list>
                        <text:list-item>
                          <text:p text:style-name="P30">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2"><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911201621" text:style-name="WW8Num2">
        <text:list-item>
          <text:list>
            <text:list-item>
              <text:list>
                <text:list-item>
                  <text:p text:style-name="P13">Almacenamiento en soluciones libres y locales existentes.</text:p>
                </text:list-item>
              </text:list>
            </text:list-item>
          </text:list>
        </text:list-item>
      </text:list>
      <text:p text:style-name="P1"/>
      <text:list xml:id="list732411259" text:style-name="WW8Num3">
        <text:list-item>
          <text:list>
            <text:list-item>
              <text:p text:style-name="P14">Amazon S3.</text:p>
            </text:list-item>
          </text:list>
        </text:list-item>
      </text:list>
      <text:p text:style-name="P4"><text:span text:style-name="T9"><text:tab/></text:span><text:span text:style-name="T2">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11"><text:span text:style-name="T3"><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3">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text:p>
      <text:list xml:id="list178617824" text:continue-numbering="true" text:style-name="WW8Num3">
        <text:list-item>
          <text:list>
            <text:list-item>
              <text:p text:style-name="P14">OpenNebula.</text:p>
            </text:list-item>
          </text:list>
        </text:list-item>
      </text:list>
      <text:p text:style-name="P9"><text:span text:style-name="T12"><text:tab/></text:span><text:span text:style-name="T1">Aunque la plataforma de Cloud Computing de OpenNebula es compatible con la interfaz </text:span><text:soft-page-break/><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
      <text:list xml:id="list2013735979" text:continue-numbering="true" text:style-name="WW8Num3">
        <text:list-item>
          <text:list>
            <text:list-item>
              <text:p text:style-name="P14">Nimbus.</text:p>
            </text:list-item>
          </text:list>
        </text:list-item>
      </text:list>
      <text:p text:style-name="P3"><text:span text:style-name="T11"><text:tab/></text:span><text:span text:style-name="T8">La plataforma Nimbus utiliza una implementación propia y libre de la API REST(Representational State Transfer) de Amazon S3, llamada Cumulus, para su almacenamiento.</text:span></text:p>
      <text:p text:style-name="P6"/>
      <text:list xml:id="list493561308" text:continue-numbering="true" text:style-name="WW8Num3">
        <text:list-item>
          <text:list>
            <text:list-item>
              <text:p text:style-name="P14">OpenStack.</text:p>
            </text:list-item>
          </text:list>
        </text:list-item>
      </text:list>
      <text:p text:style-name="P4"><text:span text:style-name="T9"><text:tab/></text:span><text:span text:style-name="T2">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
      <text:list xml:id="list1495040936" text:continue-numbering="true" text:style-name="WW8Num3">
        <text:list-item>
          <text:list>
            <text:list-item>
              <text:p text:style-name="P14">OpenQRM.</text:p>
            </text:list-item>
          </text:list>
        </text:list-item>
      </text:list>
      <text:p text:style-name="P4"><text:span text:style-name="T9"><text:tab/></text:span><text:span text:style-name="T2">En <text:s/>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6"/>
      <text:list xml:id="list1806062263" text:continue-numbering="true" text:style-name="WW8Num3">
        <text:list-item>
          <text:list>
            <text:list-item>
              <text:p text:style-name="P14">Eucalyptus.</text:p>
            </text:list-item>
          </text:list>
        </text:list-item>
      </text:list>
      <text:p text:style-name="P4"><text:span text:style-name="T9"><text:tab/></text:span><text:span text:style-name="T2">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6"/>
      <text:list xml:id="list1241937647" text:continue-numbering="true" text:style-name="WW8Num3">
        <text:list-item>
          <text:list>
            <text:list-item>
              <text:p text:style-name="P14">CloudStack.</text:p>
            </text:list-item>
          </text:list>
        </text:list-item>
      </text:list>
      <text:p text:style-name="P4"><text:span text:style-name="T9"><text:tab/></text:span><text:span text:style-name="T2">Esta plataforma se nutre de la solución de almacenamiento de OpenStack, Swift, estudiada anteriormente.</text:span></text:p>
      <text:p text:style-name="P6"/>
      <text:list xml:id="list1413396088" text:continue-numbering="true" text:style-name="WW8Num3">
        <text:list-item>
          <text:list>
            <text:list-item>
              <text:p text:style-name="P14">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text:soft-page-break/>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
      <text:list xml:id="list577478656" text:continue-numbering="true" text:style-name="WW8Num3">
        <text:list-item>
          <text:p text:style-name="P14">Swiftness.</text:p>
        </text:list-item>
      </text:list>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663348249" text:continue-numbering="true" text:style-name="WW8Num3">
        <text:list-item>
          <text:p text:style-name="P14">Swift.</text:p>
        </text:list-item>
      </text:list>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8"><draw:frame draw:style-name="fr1" draw:name="gráficos4" text:anchor-type="char" svg:y="0cm" svg:width="9.839cm" svg:height="4.045cm" draw:z-index="2"><draw:image xlink:href="Pictures/10000201000001740000009913319101.png" xlink:type="simple" xlink:show="embed" xlink:actuate="onLoad"/></draw:frame><text:span text:style-name="T11"><text:tab/></text:span><text:span text:style-name="T13">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2081678203" text:continue-numbering="true" text:style-name="WW8Num3">
        <text:list-item>
          <text:list>
            <text:list-item>
              <text:p text:style-name="P14">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524444443" text:style-name="WW8Num4">
        <text:list-item>
          <text:p text:style-name="P32">El numero máximo de cabeceras por petición es 90.</text:p>
        </text:list-item>
        <text:list-item>
          <text:p text:style-name="P32"><text:soft-page-break/>La máxima longitud de las cabeceras es 4096 bytes.</text:p>
        </text:list-item>
        <text:list-item>
          <text:p text:style-name="P32">Cada linea de petición no debe tener más de 8192 bytes.</text:p>
        </text:list-item>
        <text:list-item>
          <text:p text:style-name="P32">Una petición no debe exceder el tamaño de 5 gigabytes.</text:p>
        </text:list-item>
        <text:list-item>
          <text:p text:style-name="P32">El nombre de un contenedor no puede ser mayor de 256 bytes.</text:p>
        </text:list-item>
        <text:list-item>
          <text:p text:style-name="P32">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952771333" text:style-name="WW8Num5">
        <text:list-item>
          <text:p text:style-name="P19">Servidor de cuentas.</text:p>
          <text:list>
            <text:list-item>
              <text:p text:style-name="P16">Listado de contenedores.</text:p>
            </text:list-item>
          </text:list>
        </text:list-item>
        <text:list-item>
          <text:p text:style-name="P19">Servidor de contenedores.</text:p>
          <text:list>
            <text:list-item>
              <text:p text:style-name="P16">Listado de objetos en el contenedor.</text:p>
            </text:list-item>
            <text:list-item>
              <text:p text:style-name="P16">Creación de contenedores.</text:p>
            </text:list-item>
            <text:list-item>
              <text:p text:style-name="P16">Eliminación de contenedores.</text:p>
            </text:list-item>
          </text:list>
        </text:list-item>
        <text:list-item>
          <text:p text:style-name="P19">Servidor de objetos.</text:p>
          <text:list>
            <text:list-item>
              <text:p text:style-name="P16">Recuperación de objetos.</text:p>
            </text:list-item>
            <text:list-item>
              <text:p text:style-name="P16">Creación/actualización de objetos.</text:p>
            </text:list-item>
            <text:list-item>
              <text:p text:style-name="P16">Copia de objetos.</text:p>
            </text:list-item>
            <text:list-item>
              <text:p text:style-name="P16">Eliminación de objetos.</text:p>
            </text:list-item>
          </text:list>
        </text:list-item>
      </text:list>
      <text:p text:style-name="P6"/>
      <text:p text:style-name="P9"><text:span text:style-name="T1"><text:tab/></text:span><text:span text:style-name="T12">NOTA! </text:span><text:span text:style-name="T1">Se añadirán operaciones conforme se descubra su necesidad.</text:span></text:p>
      <text:p text:style-name="P6"/>
      <text:list xml:id="list1375988251" text:continue-list="list2081678203" text:style-name="WW8Num3">
        <text:list-item>
          <text:list>
            <text:list-item>
              <text:p text:style-name="P14">Operaciones en la API.</text:p>
            </text:list-item>
          </text:list>
        </text:list-item>
      </text:list>
      <text:p text:style-name="P6"><text:tab/>Como ya adelantábamos, para interactuar con el servidor proxy se utiliza una interfaz REST, es decir, el servidor espera peticiones HTTP para servir cualquier tipo de fichero disponible, y realizar el control de acceso al almacenamiento.</text:p>
      <text:list xml:id="list732694586" text:continue-numbering="true" text:style-name="WW8Num3">
        <text:list-item>
          <text:list>
            <text:list-item>
              <text:list>
                <text:list-item>
                  <text:p text:style-name="P14">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26"><text:bookmark text:name="d6e283"/><text:tab/>GET /v1.0 HTTP/1.1</text:p>
      <text:p text:style-name="P34"><text:tab/>Host: &lt;Servidor proxy&gt;</text:p>
      <text:p text:style-name="P34"><text:tab/>X-Auth-User: &lt;usuario&gt;</text:p>
      <text:p text:style-name="P40"><text:tab/>X-Auth-Key: &lt;contraseña&gt;</text:p>
      <text:p text:style-name="P38"><text:tab/><text:span text:style-name="T18">La respuesta tiene la siguiente forma:</text:span></text:p>
      <text:p text:style-name="P40"><text:bookmark text:name="d6e295"/><text:tab/>HTTP/1.1 204 No Content</text:p>
      <text:p text:style-name="P34"><text:tab/>Date: &lt;fecha&gt;</text:p>
      <text:p text:style-name="P34"><text:tab/>Server: &lt;servidor web&gt;</text:p>
      <text:p text:style-name="P34"><text:tab/>X-Storage-Url: &lt;direcci<text:span text:style-name="T14">ó</text:span>n para posteriores accesos&gt;</text:p>
      <text:p text:style-name="P34"><text:tab/>X-Auth-Token: &lt;identificador para posteriores accesos&gt;</text:p>
      <text:p text:style-name="P34"><text:tab/>Content-Length: 0</text:p>
      <text:p text:style-name="P40"><text:tab/>Content-Type: text/plain; charset=UTF-8</text:p>
      <text:p text:style-name="P39"/>
      <text:list xml:id="list972512643" text:continue-numbering="true" text:style-name="WW8Num3">
        <text:list-item>
          <text:list>
            <text:list-item>
              <text:list>
                <text:list-item>
                  <text:p text:style-name="P14"><text:soft-page-break/>Listado de contenedores.</text:p>
                </text:list-item>
              </text:list>
            </text:list-item>
          </text:list>
        </text:list-item>
      </text:list>
      <text:p text:style-name="P33"><text:span text:style-name="T6"><text:tab/></text:span><text:span text:style-name="T16">La operaci</text:span><text:span text:style-name="T17">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3"><text:span text:style-name="T6"><text:tab/></text:span></text:p>
      <text:p text:style-name="P35"><text:span text:style-name="T6"><text:tab/>GET /&lt;api version&gt;/&lt;account&gt;?var1=val1&amp; … &amp; varN=valN HTTP/1.1</text:span></text:p>
      <text:p text:style-name="P35"><text:span text:style-name="T6"><text:tab/></text:span>Host: &lt;direcci<text:span text:style-name="T14">ón del servidor&gt;</text:span></text:p>
      <text:p text:style-name="P38"><text:span text:style-name="T15"><text:s/><text:tab/>X-Auth-Token: &lt;identificador de sesi</text:span><text:span text:style-name="T20">ó</text:span><text:span text:style-name="T17">n&gt;</text:span></text:p>
      <text:p text:style-name="P38"><text:span text:style-name="T17"><text:tab/>Un ejemplo de respuesta en formato JSON es el siguiente:</text:span></text:p>
      <text:p text:style-name="P41"><text:bookmark text:name="d6e412"/><text:span text:style-name="T23"><text:tab/>HTTP/1.1 200 OK</text:span></text:p>
      <text:p text:style-name="P36"><text:tab/>Date: Tue, 25 Nov 2008 19:39:13 GMT</text:p>
      <text:p text:style-name="P36"><text:tab/>Server: Apache</text:p>
      <text:p text:style-name="P41"><text:tab/>Content-Type: application/json; charset=utf-8</text:p>
      <text:p text:style-name="P40"><text:bookmark text:name="d6e4121"/><text:span text:style-name="T23"><text:tab/>[</text:span></text:p>
      <text:p text:style-name="P34"><text:tab/> <text:s/>{"name":"test_container_1", "count":2, "bytes":78},</text:p>
      <text:p text:style-name="P34"><text:tab/> <text:s/>{"name":"test_container_2", "count":1, "bytes":17}</text:p>
      <text:p text:style-name="P40"><text:tab/>] </text:p>
      <text:p text:style-name="P40"><text:tab/><text:span text:style-name="T2">En formato XML la respuesta ser</text:span><text:span text:style-name="T5">í</text:span><text:span text:style-name="T2">a de la siguiente forma:</text:span></text:p>
      <text:p text:style-name="P40"><text:bookmark text:name="d6e419"/><text:tab/> <text:s/>HTTP/1.1 200 OK</text:p>
      <text:p text:style-name="P34"><text:tab/>Date: Tue, 25 Nov 2008 19:42:35 GMT</text:p>
      <text:p text:style-name="P34"><text:tab/>Server: Apache</text:p>
      <text:p text:style-name="P40"><text:tab/>Content-Type: application/xml; charset=utf-8</text:p>
      <text:p text:style-name="P40"><text:tab/>&lt;?xml version="1.0" encoding="UTF-8"?&gt;</text:p>
      <text:p text:style-name="P34"/>
      <text:p text:style-name="P34"><text:tab/>&lt;account name="MichaelBarton"&gt;</text:p>
      <text:p text:style-name="P34"><text:tab/> <text:s/>&lt;container&gt;</text:p>
      <text:p text:style-name="P34"><text:tab/> <text:s text:c="3"/>&lt;name&gt;test_container_1&lt;/name&gt;</text:p>
      <text:p text:style-name="P34"><text:tab/> <text:s text:c="3"/>&lt;count&gt;2&lt;/count&gt;</text:p>
      <text:p text:style-name="P34"><text:tab/> <text:s text:c="3"/>&lt;bytes&gt;78&lt;/bytes&gt;</text:p>
      <text:p text:style-name="P34"><text:tab/> <text:s/>&lt;/container&gt;</text:p>
      <text:p text:style-name="P34"><text:tab/> <text:s/>&lt;container&gt;</text:p>
      <text:p text:style-name="P34"><text:tab/> <text:s text:c="3"/>&lt;name&gt;test_container_2&lt;/name&gt;</text:p>
      <text:p text:style-name="P34"><text:tab/> <text:s text:c="3"/>&lt;count&gt;1&lt;/count&gt;</text:p>
      <text:p text:style-name="P34"><text:tab/> <text:s text:c="3"/>&lt;bytes&gt;17&lt;/bytes&gt;</text:p>
      <text:p text:style-name="P34"><text:tab/> <text:s/>&lt;/container&gt;</text:p>
      <text:p text:style-name="P43"><text:tab/>&lt;/account&gt;</text:p>
      <text:list xml:id="list905086065" text:continue-numbering="true" text:style-name="WW8Num3">
        <text:list-item>
          <text:list>
            <text:list-item>
              <text:list>
                <text:list-item>
                  <text:p text:style-name="P14">Listado de objetos.</text:p>
                </text:list-item>
              </text:list>
            </text:list-item>
          </text:list>
        </text:list-item>
      </text:list>
      <text:p text:style-name="P24"><text:span text:style-name="T6"><text:tab/>En el caso de los listados de objetos, se dispone de algunas variables de configuraci</text:span><text:span text:style-name="T5">ón adicionales, además de las ya descritas para los listados de contenedores. Estas nuevas variables son <text:s/></text:span><text:bookmark text:name="list-objects4"/><text:span text:style-name="Source_20_Text"><text:span text:style-name="T15">end_marker, para devolver un listado terminado en el valor especificado, prefix, para ofrecer un </text:span></text:span><text:soft-page-break/><text:span text:style-name="Source_20_Text"><text:span text:style-name="T15">prefijo que preceda al nombre del objeto y delimiter, para mostrar las ocurrencias listadas hasta el delimitador, desechando el resto de la direcci</text:span></text:span><text:span text:style-name="Source_20_Text"><text:span text:style-name="T17">ón. Un ejemplo de uso de delimitador es aquel en el que solo queremos listar los directorios existentes en la raíz del almacenamiento, para lo cual solo requerimos utilizar el delimitador '/' para obtener el resultado deseado.</text:span></text:span></text:p>
      <text:p text:style-name="P24"><text:span text:style-name="Source_20_Text"><text:span text:style-name="T17"><text:tab/>Un ejemplo de respuesta en formato JSON:</text:span></text:span></text:p>
      <text:p text:style-name="P24"><text:span text:style-name="Source_20_Text"><text:span text:style-name="T17"/></text:span></text:p>
      <text:p text:style-name="P33"><text:span text:style-name="Source_20_Text"><text:span text:style-name="T20"><text:tab/>HTTP/1.1 200 OK</text:span></text:span></text:p>
      <text:p text:style-name="P36"><text:tab/>Date: Tue, 25 Nov 2008 19:39:13 GMT</text:p>
      <text:p text:style-name="P36"><text:tab/>Server: Apache</text:p>
      <text:p text:style-name="P36"><text:tab/>Content-Length: 387</text:p>
      <text:p text:style-name="P41"><text:tab/>Content-Type: application/json; charset=utf-8</text:p>
      <text:p text:style-name="P33"><text:span text:style-name="Source_20_Text"><text:span text:style-name="T20"><text:tab/>[</text:span></text:span></text:p>
      <text:p text:style-name="P36"><text:tab/> <text:s/>{"name":"test_obj_1",</text:p>
      <text:p text:style-name="P36"><text:tab/> <text:s text:c="2"/>"hash":"4281c348eaf83e70ddce0e07221c3d28",</text:p>
      <text:p text:style-name="P36"><text:tab/> <text:s text:c="2"/>"bytes":14,</text:p>
      <text:p text:style-name="P36"><text:tab/> <text:s text:c="2"/>"content_type":"application\/octet-stream",</text:p>
      <text:p text:style-name="P36"><text:tab/> <text:s text:c="3"/>"last_modified":"2009-02-03T05:26:32.612278"},</text:p>
      <text:p text:style-name="P36"><text:tab/> <text:s/>{"name":"test_obj_2",</text:p>
      <text:p text:style-name="P36"><text:tab/> <text:s text:c="2"/>"hash":"b039efe731ad111bc1b0ef221c3849d0",</text:p>
      <text:p text:style-name="P36"><text:tab/> <text:s text:c="2"/>"bytes":64,</text:p>
      <text:p text:style-name="P36"><text:tab/> <text:s text:c="2"/>"content_type":"application\/octet-stream",</text:p>
      <text:p text:style-name="P36"><text:tab/> <text:s text:c="2"/>"last_modified":"2009-02-03T05:26:32.612278"},</text:p>
      <text:p text:style-name="P41"><text:tab/>]</text:p>
      <text:p text:style-name="P42"><text:tab/><text:span text:style-name="T2">En formato XML el servidor responder</text:span><text:span text:style-name="T5">ía lo siguiente:</text:span></text:p>
      <text:p text:style-name="P41"><text:span text:style-name="T23"><text:tab/>HTTP/1.1 200 OK</text:span></text:p>
      <text:p text:style-name="P36"><text:tab/>Date: Tue, 25 Nov 2008 19:42:35 GMT</text:p>
      <text:p text:style-name="P36"><text:tab/>Server: Apache</text:p>
      <text:p text:style-name="P36"><text:tab/>Content-Length: 643</text:p>
      <text:p text:style-name="P41"><text:tab/>Content-Type: application/xml; charset=utf-8</text:p>
      <text:p text:style-name="P41"><text:span text:style-name="T23"><text:tab/>&lt;?xml version="1.0" encoding="UTF-8"?&gt;</text:span></text:p>
      <text:p text:style-name="P36"/>
      <text:p text:style-name="P36"><text:tab/>&lt;container name="test_container_1"&gt;</text:p>
      <text:p text:style-name="P36"><text:tab/> <text:s/>&lt;object&gt;</text:p>
      <text:p text:style-name="P36"><text:tab/> <text:s text:c="3"/>&lt;name&gt;test_object_1&lt;/name&gt;</text:p>
      <text:p text:style-name="P36"><text:tab/> <text:s text:c="3"/>&lt;hash&gt;4281c348eaf83e70ddce0e07221c3d28&lt;/hash&gt;</text:p>
      <text:p text:style-name="P36"><text:tab/> <text:s text:c="3"/>&lt;bytes&gt;14&lt;/bytes&gt;</text:p>
      <text:p text:style-name="P36"><text:tab/> <text:s text:c="3"/>&lt;content_type&gt;application/octet-stream&lt;/content_type&gt;</text:p>
      <text:p text:style-name="P36"><text:tab/> <text:s text:c="3"/>&lt;last_modified&gt;2009-02-03T05:26:32.612278&lt;/last_modified&gt;</text:p>
      <text:p text:style-name="P36"><text:tab/> <text:s/>&lt;/object&gt;</text:p>
      <text:p text:style-name="P36"><text:tab/> <text:s/>&lt;object&gt;</text:p>
      <text:p text:style-name="P36"><text:tab/> <text:s text:c="3"/>&lt;name&gt;test_object_2&lt;/name&gt;</text:p>
      <text:p text:style-name="P36"><text:tab/> <text:s text:c="3"/>&lt;hash&gt;b039efe731ad111bc1b0ef221c3849d0&lt;/hash&gt;</text:p>
      <text:p text:style-name="P36"><text:tab/> <text:s text:c="3"/>&lt;bytes&gt;64&lt;/bytes&gt;</text:p>
      <text:p text:style-name="P36"><text:tab/> <text:s text:c="3"/>&lt;content_type&gt;application/octet-stream&lt;/content_type&gt;</text:p>
      <text:p text:style-name="P36"><text:tab/> <text:s text:c="3"/>&lt;last_modified&gt;2009-02-03T05:26:32.612278&lt;/last_modified&gt;</text:p>
      <text:p text:style-name="P36"><text:tab/> <text:s/>&lt;/object&gt;</text:p>
      <text:p text:style-name="P41"><text:tab/>&lt;/container&gt;</text:p>
      <text:list xml:id="list1360439481" text:continue-numbering="true" text:style-name="WW8Num3">
        <text:list-item>
          <text:list>
            <text:list-item>
              <text:list>
                <text:list-item>
                  <text:p text:style-name="P14">Creación de contenedores.</text:p>
                </text:list-item>
              </text:list>
            </text:list-item>
          </text:list>
        </text:list-item>
      </text:list>
      <text:p text:style-name="P28"><text:span text:style-name="Source_20_Text"><text:span text:style-name="T17"><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oft-page-break/><text:span text:style-name="Source_20_Text"><text:span text:style-name="T17">siguiente:</text:span></text:span></text:p>
      <text:p text:style-name="P28"><text:span text:style-name="Source_20_Text"><text:span text:style-name="T17"/></text:span></text:p>
      <text:p text:style-name="P37"><text:span text:style-name="Source_20_Text"><text:span text:style-name="T22"><text:tab/>PUT /&lt;api version&gt;/&lt;account&gt;/&lt;container&gt; HTTP/1.1</text:span></text:span></text:p>
      <text:p text:style-name="P36"><text:tab/>Host: &lt;servidor&gt;</text:p>
      <text:p text:style-name="P41"><text:tab/>X-Auth-Token: &lt;identificador de sesi<text:span text:style-name="T23">ón&gt;</text:span></text:p>
      <text:p text:style-name="P42"><text:span text:style-name="T23"><text:tab/></text:span><text:span text:style-name="T5">La respuesta en este caso:</text:span></text:p>
      <text:p text:style-name="P24"><text:bookmark text:name="d6e682"/><text:span text:style-name="Source_20_Text"><text:span text:style-name="T20"><text:tab/>HTTP/1.1 201 Created</text:span></text:span></text:p>
      <text:p text:style-name="P36"><text:tab/>Date: Thu, 07 Jun 2010 18:50:19 GMT</text:p>
      <text:p text:style-name="P36"><text:tab/>Server: Apache</text:p>
      <text:p text:style-name="P41"><text:tab/>Content-Type: text/plain; charset=UTF-8</text:p>
      <text:p text:style-name="P29"><text:span text:style-name="Source_20_Text"><text:span text:style-name="T20"/></text:span></text:p>
      <text:list xml:id="list1520761881" text:continue-numbering="true" text:style-name="WW8Num3">
        <text:list-item>
          <text:list>
            <text:list-item>
              <text:list>
                <text:list-item>
                  <text:p text:style-name="P14">Eliminación de contenedores.</text:p>
                </text:list-item>
              </text:list>
            </text:list-item>
          </text:list>
        </text:list-item>
      </text:list>
      <text:p text:style-name="P8"><text:tab/>Para la eliminaci<text:span text:style-name="T13">ó</text:span>n de un contenedor, es suficiente con la siguiente petici<text:span text:style-name="T13">ón:</text:span></text:p>
      <text:p text:style-name="P28"><text:span text:style-name="Source_20_Text"><text:span text:style-name="T20"/></text:span></text:p>
      <text:p text:style-name="P33"><text:span text:style-name="Source_20_Text"><text:span text:style-name="T20"><text:tab/>DELETE /&lt;api version&gt;/&lt;account&gt;/&lt;container&gt; HTTP/1.1</text:span></text:span></text:p>
      <text:p text:style-name="P36"><text:tab/>Host: &lt;server&gt;</text:p>
      <text:p text:style-name="P41"><text:tab/>X-Auth-Token: &lt;identificador de sesi<text:span text:style-name="T23">ó</text:span>n&gt;</text:p>
      <text:p text:style-name="P45"><text:span text:style-name="T21"><text:tab/></text:span><text:span text:style-name="T19">Sin embargo deben suceder que el contenedor est</text:span><text:span text:style-name="T17">é vacio para que este pueda ser eliminado. Su borrado es permanente. Su respuesta pudiera ser la siguiente:</text:span></text:p>
      <text:p text:style-name="P42"><text:span text:style-name="T23"><text:tab/> HTTP/1.1 204 No Content</text:span></text:p>
      <text:p text:style-name="P37"><text:tab/> Date: Thu, 07 Jun 2010 18:57:07 GMT</text:p>
      <text:p text:style-name="P37"><text:tab/> Server: Apache</text:p>
      <text:p text:style-name="P37"><text:tab/> Content-Length: 0</text:p>
      <text:p text:style-name="P43"><text:tab/> Content-Type: text/plain; charset=UTF-8</text:p>
      <text:list xml:id="list190737916" text:continue-numbering="true" text:style-name="WW8Num3">
        <text:list-item>
          <text:list>
            <text:list-item>
              <text:list>
                <text:list-item>
                  <text:p text:style-name="P14">Recuperación de objetos.</text:p>
                </text:list-item>
              </text:list>
            </text:list-item>
          </text:list>
        </text:list-item>
      </text:list>
      <text:p text:style-name="P24"><text:span text:style-name="T6"><text:tab/>Aunque habitualmente se utiliza la operaci</text:span><text:span text:style-name="T5">ón GET para recuperar objetos del almacenamiento masivo, es posible utilizar las directivas </text:span><text:span text:style-name="T6">If-Match, </text:span>If-None-Match, If-Modified-Since y If-Unmodified-Since definidas en el protocolo RFC2616. Como sus nombres indican, su funcionalidad es hacer condicional la recuperaci<text:span text:style-name="T5">ó</text:span>n del objeto en cuesti<text:span text:style-name="T5">ón, definiendo si se encuentra un objeto que coincida en nombre, que no, o si ha sido modificado desde una fecha determinada.</text:span></text:p>
      <text:p text:style-name="P24"><text:span text:style-name="T5"><text:tab/>Existe también un soporte básico para recuperar rangos de memoria dentro del objeto, permitiendo recuperar solo partes de este si no se requiere el objeto completo.</text:span></text:p>
      <text:p text:style-name="P6"><text:tab/>Su petición es la siguiente:</text:p>
      <text:p text:style-name="P24"><text:span text:style-name="T6"><text:tab/></text:span></text:p>
      <text:p text:style-name="P24"><text:span text:style-name="T16"><text:tab/></text:span><text:span text:style-name="T20">GET /&lt;api version&gt;/&lt;account&gt;/&lt;container&gt;/&lt;object&gt; HTTP/1.1</text:span></text:p>
      <text:p text:style-name="P36"><text:tab/>Host: &lt;servidor&gt;</text:p>
      <text:p text:style-name="P41"><text:tab/>X-Auth-Token: &lt;identificador de sesi<text:span text:style-name="T23">ón&gt;</text:span></text:p>
      <text:p text:style-name="P37"><text:span text:style-name="T23"><text:tab/></text:span><text:span text:style-name="T6">Su posible respuesta correspondiente ser</text:span><text:span text:style-name="T5">ía</text:span><text:span text:style-name="T6">:</text:span></text:p>
      <text:p text:style-name="P37"><text:span text:style-name="T6"/></text:p>
      <text:p text:style-name="P37"><text:span text:style-name="T23"><text:tab/>HTTP/1.1 200 Ok</text:span></text:p>
      <text:p text:style-name="P36"><text:tab/>Date: Wed, 11 Jul 2010 19:37:41 GMT</text:p>
      <text:p text:style-name="P36"><text:tab/>Server: Apache</text:p>
      <text:p text:style-name="P36"><text:tab/>Last-Modified: Fri, 12 Jun 2010 13:40:18 GMT</text:p>
      <text:p text:style-name="P36"><text:tab/>ETag: b0dffe8254d152d8fd28f3c5e0404a10</text:p>
      <text:p text:style-name="P36"><text:tab/>Content-type: text/html</text:p>
      <text:p text:style-name="P43"><text:tab/>Content-Length: 512000</text:p>
      <text:p text:style-name="P43"><text:tab/>[ ... ]</text:p>
      <text:list xml:id="list2031620091" text:continue-numbering="true" text:style-name="WW8Num3">
        <text:list-item>
          <text:list>
            <text:list-item>
              <text:list>
                <text:list-item>
                  <text:p text:style-name="P14"><text:soft-page-break/>Creación, o actualización de objetos.</text:p>
                </text:list-item>
              </text:list>
            </text:list-item>
          </text:list>
        </text:list-item>
      </text:list>
      <text:p text:style-name="P24"><text:span text:style-name="T17"><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17">X-Delete-At y X-Delete-After. Su petición tiene la siguiente forma:</text:span></text:span></text:p>
      <text:p text:style-name="P37"><text:span text:style-name="T23"/></text:p>
      <text:p text:style-name="P37"><text:span text:style-name="T23"><text:tab/>PUT /&lt;api version&gt;/&lt;account&gt;/&lt;container&gt;/&lt;object&gt; HTTP/1.1</text:span></text:p>
      <text:p text:style-name="P36"><text:tab/>Host: &lt;servidor&gt;</text:p>
      <text:p text:style-name="P36"><text:tab/>X-Auth-Token: &lt;identificador de sesi<text:span text:style-name="T23">ón&gt;</text:span></text:p>
      <text:p text:style-name="P36"><text:tab/>ETag: &lt;suma MD5&gt;</text:p>
      <text:p text:style-name="P36"><text:tab/>Content-Length: &lt;longitud en bytes&gt;</text:p>
      <text:p text:style-name="P41"><text:tab/>X-Object-Meta-PIN: 1234</text:p>
      <text:p text:style-name="P37"><text:span text:style-name="T23"><text:tab/>[ ... ]</text:span></text:p>
      <text:p text:style-name="P37"><text:span text:style-name="T23"/></text:p>
      <text:p text:style-name="P27"><text:tab/>Su posible respuesta sería:</text:p>
      <text:p text:style-name="P37"><text:span text:style-name="T23"><text:tab/></text:span></text:p>
      <text:p text:style-name="P37"><text:span text:style-name="T23"><text:tab/>HTTP/1.1 201 Created</text:span></text:p>
      <text:p text:style-name="P36"><text:tab/>Date: Thu, 07 Jun 2010 18:57:07 GMT</text:p>
      <text:p text:style-name="P36"><text:tab/>Server: Apache</text:p>
      <text:p text:style-name="P36"><text:tab/>ETag: d9f5eb4bba4e2f2f046e54611bc8196b</text:p>
      <text:p text:style-name="P36"><text:tab/>Content-Length: 0</text:p>
      <text:p text:style-name="P41"><text:tab/>Content-Type: text/plain; charset=UTF-8</text:p>
      <text:list xml:id="list911380791" text:continue-numbering="true" text:style-name="WW8Num3">
        <text:list-item>
          <text:list>
            <text:list-item>
              <text:list>
                <text:list-item>
                  <text:p text:style-name="P14">Copia de objetos.</text:p>
                </text:list-item>
              </text:list>
            </text:list-item>
          </text:list>
        </text:list-item>
      </text:list>
      <text:p text:style-name="P28"><text:span text:style-name="Source_20_Text"><text:span text:style-name="T17"><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7"><text:span text:style-name="T23"/></text:p>
      <text:p text:style-name="P37"><text:span text:style-name="T23"><text:tab/>PUT /&lt;api version&gt;/&lt;account&gt;/&lt;container&gt;/&lt;destobject&gt; HTTP/1.1</text:span></text:p>
      <text:p text:style-name="P36"><text:tab/>Host: &lt;storage URL&gt;</text:p>
      <text:p text:style-name="P36"><text:tab/>X-Auth-Token: &lt;some-auth-token&gt;</text:p>
      <text:p text:style-name="P36"><text:tab/>X-Copy-From: /&lt;container&gt;/&lt;sourceobject&gt;</text:p>
      <text:p text:style-name="P41"><text:tab/>Content-Length: 0 </text:p>
      <text:p text:style-name="P31"><text:tab/>COPY /&lt;api version&gt;/&lt;account&gt;/&lt;container&gt;/&lt;sourceobject&gt; HTTP/1.1<text:line-break/><text:tab/>Host: &lt;storage URL&gt;<text:line-break/><text:tab/>X-Auth-Token: &lt;some-auth-token&gt;<text:line-break/><text:tab/>Destination: /&lt;container&gt;/&lt;destobject&gt;</text:p>
      <text:list xml:id="list2172613526" text:continue-numbering="true" text:style-name="WW8Num3">
        <text:list-item>
          <text:list>
            <text:list-item>
              <text:list>
                <text:list-item>
                  <text:p text:style-name="P14">Eliminación de objetos.</text:p>
                </text:list-item>
              </text:list>
            </text:list-item>
          </text:list>
        </text:list-item>
      </text:list>
      <text:p text:style-name="P28"><text:span text:style-name="Source_20_Text"><text:span text:style-name="T17"><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7"><text:span text:style-name="T23"/></text:p>
      <text:p text:style-name="P37"><text:span text:style-name="T23"><text:tab/>DELETE /&lt;api version&gt;/&lt;account&gt;/&lt;container&gt;/&lt;object&gt; HTTP/1.1</text:span></text:p>
      <text:p text:style-name="P36"><text:tab/>Host: &lt;servidor&gt;</text:p>
      <text:p text:style-name="P41"><text:tab/>X-Auth-Token: &lt;&gt;</text:p>
      <text:p text:style-name="P41"><text:tab/><text:span text:style-name="T2">Su respuesta se asemajar</text:span><text:span text:style-name="T5">á a la detallada a continuación:</text:span></text:p>
      <text:p text:style-name="P37"><text:soft-page-break/><text:span text:style-name="T23"><text:tab/>HTTP/1.1 204 No Content</text:span></text:p>
      <text:p text:style-name="P36"><text:tab/>Date: Thu, 07 Jun 2010 20:59:39 GMT</text:p>
      <text:p text:style-name="P36"><text:tab/>Server: Apache</text:p>
      <text:p text:style-name="P44"><text:span text:style-name="T15"><text:tab/>Content-Type: text/plain; charset=UTF-8</text:span></text:p>
      <text:list xml:id="list1884880952" text:continue-numbering="true" text:style-name="WW8Num3">
        <text:list-item>
          <text:list>
            <text:list-item>
              <text:p text:style-name="P14">Entorno de operación.</text:p>
            </text:list-item>
          </text:list>
        </text:list-item>
      </text:list>
      <text:p text:style-name="P8"><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629481712" text:continue-numbering="true" text:style-name="WW8Num3">
        <text:list-item>
          <text:p text:style-name="P14">Linux.</text:p>
        </text:list-item>
      </text:list>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text:tab/></text:p>
      <text:p text:style-name="P6"><draw:frame draw:style-name="fr2" draw:name="gráficos2" text:anchor-type="char" svg:y="0cm" svg:width="10.156cm" svg:height="6.003cm" draw:z-index="0"><draw:image xlink:href="Pictures/1000020100000180000000E3B56A633D.png" xlink:type="simple" xlink:show="embed" xlink:actuate="onLoad"/></draw:frame><text:soft-page-break/></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226596426" text:continue-numbering="true" text:style-name="WW8Num3">
        <text:list-item>
          <text:list>
            <text:list-item>
              <text:p text:style-name="P14">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text:soft-page-break/>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cm" svg:width="10.315cm" svg:height="6.638cm"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7"><text:s/></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060337170" text:continue-numbering="true" text:style-name="WW8Num3">
        <text:list-item>
          <text:list>
            <text:list-item>
              <text:p text:style-name="P14">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text:soft-page-break/>“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text:soft-page-break/></text:p>
      <text:list xml:id="list157231394" text:continue-numbering="true" text:style-name="WW8Num3">
        <text:list-item>
          <text:list>
            <text:list-item>
              <text:p text:style-name="P14">Network Block Device.</text:p>
            </text:list-item>
          </text:list>
        </text:list-item>
      </text:list>
      <text:p text:style-name="P6"><text:tab/></text:p>
      <text:p text:style-name="P6"/>
      <text:list xml:id="list1445660296" text:continue-numbering="true" text:style-name="WW8Num3">
        <text:list-item>
          <text:p text:style-name="P14">Glosario.</text:p>
        </text:list-item>
      </text:list>
      <text:p text:style-name="P6"><text:tab/></text:p>
      <text:p text:style-name="P6"/>
      <text:list xml:id="list813492209" text:style-name="WW8Num6">
        <text:list-item>
          <text:p text:style-name="P21"><text:span text:style-name="T12">Cloud Storage: </text:span><text:span text:style-name="T1"><text:s/>almacenamiento en la nube, es decir, en internet.</text:span></text:p>
        </text:list-item>
        <text:list-item>
          <text:p text:style-name="P21"><text:span text:style-name="T12">Agilidad:</text:span><text:span text:style-name="T1"> <text:s/>capacidad de mover los datos al área adecuada para mejorar su disponibilidad.</text:span></text:p>
        </text:list-item>
        <text:list-item>
          <text:p text:style-name="P21"><text:span text:style-name="T12">Escalabilidad: </text:span><text:span text:style-name="T1">capacidad de manejar crecientes cargas de trabajo, o de adaptarse para ser capaces de soportarlas.</text:span></text:p>
        </text:list-item>
        <text:list-item>
          <text:p text:style-name="P21"><text:span text:style-name="T12">Elasticidad: </text:span><text:span text:style-name="T1">capacidad de escalarse mas allá limites impuestos por las condiciones del sistema.</text:span></text:p>
        </text:list-item>
        <text:list-item>
          <text:p text:style-name="P21"><text:span text:style-name="T12">Latencia: </text:span><text:span text:style-name="T1">Tiempo de espera, normalmente entre que se realiza una petición y se recibe una respuesta.</text:span></text:p>
        </text:list-item>
        <text:list-item>
          <text:p text:style-name="P21"><text:span text:style-name="T12">Persistencia: </text:span><text:span text:style-name="T1">Si existen distintas copias de un archivo, todas deben ser iguales.</text:span></text:p>
        </text:list-item>
        <text:list-item>
          <text:p text:style-name="P21"><text:span text:style-name="T12">Cluster: </text:span><text:span text:style-name="T1">Conjunto de sistemas informáticos que actúan como un solo sistema.</text:span></text:p>
        </text:list-item>
        <text:list-item>
          <text:p text:style-name="P21"><text:span text:style-name="T12">Nodo: </text:span><text:span text:style-name="T1">Sistema capaz de procesar información.</text:span></text:p>
        </text:list-item>
        <text:list-item>
          <text:p text:style-name="P21"><text:span text:style-name="T12">Multiusuario: </text:span><text:span text:style-name="T1">capacidad de que el recurso sea utilizado por varios usuarios concurrentemente.</text:span></text:p>
        </text:list-item>
        <text:list-item>
          <text:p text:style-name="P21"><text:span text:style-name="T12">Servicio distribuido: </text:span><text:span text:style-name="T1">servicio ofrecido por un conjunto de sistemas que actúa como un solo sistema.</text:span></text:p>
        </text:list-item>
        <text:list-item>
          <text:p text:style-name="P21"><text:span text:style-name="T12">API: </text:span><text:span text:style-name="T1">Application programming interface, interfaz de programación de la aplicación.</text:span></text:p>
        </text:list-item>
        <text:list-item>
          <text:p text:style-name="P21"><text:span text:style-name="T12">Tolerancia a fallos: </text:span><text:span text:style-name="T1">capacidad de soportar errores sin dejar sin servicio al cliente.</text:span></text:p>
        </text:list-item>
        <text:list-item>
          <text:p text:style-name="P21"><text:span text:style-name="T12">Redundancia de datos: </text:span><text:span text:style-name="T1">duplicación de datos, habitualmente para evitar su pérdida.</text:span></text:p>
        </text:list-item>
        <text:list-item>
          <text:p text:style-name="P21"><text:span text:style-name="T12">Software duradero: </text:span><text:span text:style-name="T1">software capaz de almacenar distintas versiones de un mismo fichero.</text:span></text:p>
        </text:list-item>
        <text:list-item>
          <text:p text:style-name="P21"><text:span text:style-name="T12">World Wide Web: </text:span><text:span text:style-name="T1">Sistema de enlace de documentos a través de internet.</text:span></text:p>
        </text:list-item>
        <text:list-item>
          <text:p text:style-name="P21"><text:span text:style-name="T12">Amazon EC2 Query Interface: </text:span><text:span text:style-name="T1">Interfaz de consultas de la plataforma de Cloud Computing de Amazon.</text:span></text:p>
        </text:list-item>
        <text:list-item>
          <text:p text:style-name="P21"><text:span text:style-name="T12">Amazon S3: </text:span><text:span text:style-name="T1">Sistema de almacenamiento propietario de la plataforma de Cloud Computing de Amazon.</text:span></text:p>
        </text:list-item>
        <text:list-item>
          <text:p text:style-name="P21"><text:span text:style-name="T12">Data store drivers: </text:span><text:span text:style-name="T1">Drivers de almacenamiento de datos.</text:span></text:p>
        </text:list-item>
        <text:list-item>
          <text:p text:style-name="P21"><text:span text:style-name="T12">Transfer manager drivers: </text:span><text:span text:style-name="T1">Drivers de gestión de transferencias.</text:span></text:p>
        </text:list-item>
        <text:list-item>
          <text:p text:style-name="P21"><text:span text:style-name="T12">Imagen virtual: </text:span><text:span text:style-name="T1">fichero que simula el disco duro de un ordenador para, en conjunto con la tecnología de virtualización, se pueda lanzar un sistema operativo con sus aplicaciones propias.</text:span></text:p>
        </text:list-item>
        <text:list-item>
          <text:p text:style-name="P21"><text:span text:style-name="T12">Sector:</text:span><text:span text:style-name="T1"> Unidad mínima de almacenamiento de un dispositivo de bloques.</text:span></text:p>
        </text:list-item>
        <text:list-item>
          <text:p text:style-name="P21"><text:span text:style-name="T12">Buffer:</text:span><text:span text:style-name="T1"> zona de memoria para alojar información.</text:span></text:p>
        </text:list-item>
        <text:list-item>
          <text:p text:style-name="P21"><text:span text:style-name="T12">Puntero:</text:span><text:span text:style-name="T1"> tipo abstracto de dato útil para referenciar direcciones de memoria.</text:span></text:p>
        </text:list-item>
        <text:list-item>
          <text:p text:style-name="P21"><text:span text:style-name="T12">Memoria principal:</text:span><text:span text:style-name="T1"> almacenamiento de instrucciones y datos principal del sistema físico.</text:span></text:p>
        </text:list-item>
        <text:list-item>
          <text:p text:style-name="P23"><text:span text:style-name="T4">Espacio de nombres:</text:span> juego de identificadores que permiten la desambiguación de homónimos.</text:p>
        </text:list-item>
        <text:list-item>
          <text:p text:style-name="P23"><text:span text:style-name="T12">IRQ: </text:span><text:span text:style-name="T1">Interrupt request, o n</text:span><text:span text:style-name="T5">úmero de interrupción del dispositivo para detener la ejecución de código en la CPU.</text:span></text:p>
        </text:list-item>
        <text:list-item>
          <text:p text:style-name="P22"><text:span text:style-name="T12">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22"><text:span text:style-name="T12">Socket:</text:span><text:span text:style-name="T1"> Abstracción utilizada en los sistemas operativos Unix para representar una conexión de red.</text:span></text:p>
        </text:list-item>
        <text:list-item>
          <text:p text:style-name="P21"><text:span text:style-name="T12">Spinlock:</text:span><text:span text:style-name="T1"> Mecanismo de espera activa provocada cuando se requiere adquirir un recurso no disponible.</text:span></text:p>
        </text:list-item>
        <text:list-item>
          <text:p text:style-name="P21"><text:span text:style-name="T12">Jiffies:</text:span><text:span text:style-name="T1"> Unidad de tiempo mínima del núcleo de Linux.</text:span></text:p>
        </text:list-item>
      </text:list>
      <text:p text:style-name="P10"><text:tab/></text:p>
      <text:p text:style-name="P5"><text:span text:style-name="T7"><text:tab/></text:span><text:span text:style-name="T10">Referencias.</text:span></text:p>
      <text:p text:style-name="P1"><text:soft-page-break/></text:p>
      <text:list xml:id="list1502918053" text:style-name="WW8Num7">
        <text:list-item>
          <text:p text:style-name="P17">Wikipedia:</text:p>
          <text:list>
            <text:list-item>
              <text:p text:style-name="P25"><text:a xlink:type="simple" xlink:href="http://en.wikipedia.org/wiki/Cloud_computing_comparison"><text:span text:style-name="Internet_20_link"><text:span text:style-name="T8">http://en.wikipedia.org/wiki/Cloud_computing_comparison</text:span></text:span></text:a></text:p>
            </text:list-item>
            <text:list-item>
              <text:p text:style-name="P25"><text:a xlink:type="simple" xlink:href="http://en.wikipedia.org/wiki/OpenNebula"><text:span text:style-name="Internet_20_link"><text:span text:style-name="T8">http://en.wikipedia.org/wiki/OpenNebula</text:span></text:span></text:a></text:p>
            </text:list-item>
            <text:list-item>
              <text:p text:style-name="P25"><text:a xlink:type="simple" xlink:href="http://en.wikipedia.org/wiki/Nimbus_(cloud_computing"><text:span text:style-name="Internet_20_link"><text:span text:style-name="T8">http://en.wikipedia.org/wiki/Nimbus_(cloud_computing</text:span></text:span></text:a><text:span text:style-name="T5">)</text:span></text:p>
            </text:list-item>
            <text:list-item>
              <text:p text:style-name="P25"><text:a xlink:type="simple" xlink:href="http://en.wikipedia.org/wiki/Amazon_Elastic_Block_Store"><text:span text:style-name="Internet_20_link"><text:span text:style-name="T8">http://en.wikipedia.org/wiki/Amazon_Elastic_Block_Store</text:span></text:span></text:a></text:p>
            </text:list-item>
            <text:list-item>
              <text:p text:style-name="P25"><text:a xlink:type="simple" xlink:href="http://en.wikipedia.org/wiki/Eucalyptus_(computing)"><text:span text:style-name="Internet_20_link"><text:span text:style-name="T8">http://en.wikipedia.org/wiki/Eucalyptus_%28computing%29</text:span></text:span></text:a></text:p>
            </text:list-item>
            <text:list-item>
              <text:p text:style-name="P25"><text:a xlink:type="simple" xlink:href="http://en.wikipedia.org/wiki/Cloudstack"><text:span text:style-name="Internet_20_link"><text:span text:style-name="T8">http://en.wikipedia.org/wiki/Cloudstack</text:span></text:span></text:a><text:span text:style-name="T5"> </text:span></text:p>
            </text:list-item>
            <text:list-item>
              <text:p text:style-name="P25"><text:a xlink:type="simple" xlink:href="http://en.wikipedia.org/wiki/OpenQRM"><text:span text:style-name="Internet_20_link"><text:span text:style-name="T8">http://en.wikipedia.org/wiki/OpenQRM</text:span></text:span></text:a></text:p>
            </text:list-item>
            <text:list-item>
              <text:p text:style-name="P25"><text:a xlink:type="simple" xlink:href="http://en.wikipedia.org/wiki/Abiquo_Enterprise_Edition"><text:span text:style-name="Internet_20_link"><text:span text:style-name="T8">http://en.wikipedia.org/wiki/Abiquo_Enterprise_Edition</text:span></text:span></text:a><text:span text:style-name="T5"> </text:span></text:p>
            </text:list-item>
            <text:list-item>
              <text:p text:style-name="P25"><text:a xlink:type="simple" xlink:href="http://en.wikipedia.org/wiki/OpenStack"><text:span text:style-name="Internet_20_link"><text:span text:style-name="T5">http://en.wikipedia.org/wiki/OpenStack</text:span></text:span></text:a></text:p>
            </text:list-item>
          </text:list>
        </text:list-item>
        <text:list-item>
          <text:p text:style-name="P17">OpenNebula:</text:p>
          <text:list>
            <text:list-item>
              <text:p text:style-name="P25"><text:a xlink:type="simple" xlink:href="http://opennebula.org/documentation:rel3.6"><text:span text:style-name="Internet_20_link"><text:span text:style-name="T5">http://opennebula.org/documentation:rel3.6</text:span></text:span></text:a></text:p>
            </text:list-item>
          </text:list>
        </text:list-item>
        <text:list-item>
          <text:p text:style-name="P17">Nimbus:</text:p>
          <text:list>
            <text:list-item>
              <text:p text:style-name="P25"><text:a xlink:type="simple" xlink:href="http://www.nimbusproject.org/docs/2.9/"><text:span text:style-name="Internet_20_link"><text:span text:style-name="T5">http://www.nimbusproject.org/docs/2.9/</text:span></text:span></text:a><text:span text:style-name="T5"> </text:span></text:p>
            </text:list-item>
          </text:list>
        </text:list-item>
        <text:list-item>
          <text:p text:style-name="P17">CloudStack:</text:p>
          <text:list>
            <text:list-item>
              <text:p text:style-name="P25"><text:a xlink:type="simple" xlink:href="http://docs.cloudstack.org/CloudStack_Documentation"><text:span text:style-name="Internet_20_link"><text:span text:style-name="T5">http://docs.cloudstack.org/CloudStack_Documentation</text:span></text:span></text:a><text:span text:style-name="T5"> </text:span></text:p>
            </text:list-item>
          </text:list>
        </text:list-item>
        <text:list-item>
          <text:p text:style-name="P17">OpenQRM:</text:p>
          <text:list>
            <text:list-item>
              <text:p text:style-name="P25"><text:a xlink:type="simple" xlink:href="http://www.openqrm-enterprise.com/news/details/article/in-depth-documentation-of-openqrm-available.html"><text:span text:style-name="Internet_20_link"><text:span text:style-name="T5">http://www.openqrm-enterprise.com/news/details/article/in-depth-documentation-of-openqrm-available.html</text:span></text:span></text:a><text:span text:style-name="T5"> </text:span></text:p>
            </text:list-item>
          </text:list>
        </text:list-item>
        <text:list-item>
          <text:p text:style-name="P17">Abiquo:</text:p>
          <text:list>
            <text:list-item>
              <text:p text:style-name="P25"><text:a xlink:type="simple" xlink:href="http://community.abiquo.com/display/ABI20/Abiquo+Documentation+Home"><text:span text:style-name="Internet_20_link"><text:span text:style-name="T5">http://community.abiquo.com/display/ABI20/Abiquo+Documentation+Home</text:span></text:span></text:a></text:p>
            </text:list-item>
          </text:list>
        </text:list-item>
        <text:list-item>
          <text:p text:style-name="P17">OpenStack:</text:p>
          <text:list>
            <text:list-item>
              <text:p text:style-name="P25"><text:a xlink:type="simple" xlink:href="http://www.openstack.org/software/openstack-storage/"><text:span text:style-name="Internet_20_link"><text:span text:style-name="T8">http://www.openstack.org/software/openstack-storage/</text:span></text:span></text:a></text:p>
            </text:list-item>
            <text:list-item>
              <text:p text:style-name="P25"><text:a xlink:type="simple" xlink:href="http://docs.openstack.org/api/"><text:span text:style-name="Internet_20_link"><text:span text:style-name="T8">http://docs.openstack.org/api/</text:span></text:span></text:a></text:p>
            </text:list-item>
            <text:list-item>
              <text:p text:style-name="P25"><text:a xlink:type="simple" xlink:href="http://docs.openstack.org/developer/"><text:span text:style-name="Internet_20_link"><text:span text:style-name="T5">http://docs.openstack.org/developer/</text:span></text:span></text:a></text:p>
            </text:list-item>
            <text:list-item>
              <text:p text:style-name="P25"><text:span text:style-name="Internet_20_link"><text:span text:style-name="T5">http://docs.openstack.org/developer/swift/development_saio.html</text:span></text:span></text:p>
            </text:list-item>
          </text:list>
        </text:list-item>
        <text:list-item>
          <text:p text:style-name="P17">Linux Kernel Development – Robert Love, Editorial Addison Wesley.</text:p>
        </text:list-item>
        <text:list-item>
          <text:p text:style-name="P17">Linux Device Drivers – Jonathan Corbet, Alessandro Rubini and Greg KroaH-Hartman, Editorial O'Reilly.</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9T18:53:18</dc:date>
    <meta:editing-cycles>64</meta:editing-cycles>
    <meta:editing-duration>P1DT11H45M49S</meta:editing-duration>
    <meta:generator>LibreOffice/3.5$Linux_x86 LibreOffice_project/350m1$Build-3</meta:generator>
    <meta:document-statistic meta:table-count="0" meta:image-count="3" meta:object-count="0" meta:page-count="14" meta:paragraph-count="322" meta:word-count="5407" meta:character-count="37888" meta:non-whitespace-character-count="32526"/>
    <meta:user-defined meta:name="Información 1"/>
    <meta:user-defined meta:name="Información 2"/>
    <meta:user-defined meta:name="Información 3"/>
    <meta:user-defined meta:name="Información 4"/>
  </office:meta>
</office:document-meta>
</file>